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2pt" fo:font-weight="bold" officeooo:rsid="0018b763" officeooo:paragraph-rsid="0018b763" style:font-weight-asian="bold" style:font-weight-complex="bold"/>
    </style:style>
    <style:style style:name="P2" style:family="paragraph" style:parent-style-name="Standard">
      <style:text-properties style:font-name="monospace" fo:font-size="12pt" fo:font-weight="bold" officeooo:rsid="0018b763" officeooo:paragraph-rsid="0018b76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monospace" fo:font-size="12pt" fo:font-weight="bold" officeooo:rsid="0018b763" officeooo:paragraph-rsid="001a467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monospace" fo:font-size="12pt" fo:font-weight="normal" officeooo:rsid="0018b763" officeooo:paragraph-rsid="0018b763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monospace" fo:font-size="12pt" officeooo:rsid="0018b763" officeooo:paragraph-rsid="0018b763" style:font-size-asian="12pt" style:font-size-complex="12pt"/>
    </style:style>
    <style:style style:name="P6" style:family="paragraph" style:parent-style-name="Standard">
      <style:text-properties style:font-name="monospace" fo:font-size="14pt" style:text-underline-style="none" fo:font-weight="bold" officeooo:rsid="0018b763" officeooo:paragraph-rsid="0018b763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text-properties style:font-name="monospace" fo:font-size="12pt" officeooo:rsid="0018b763" officeooo:paragraph-rsid="0018b763" style:font-size-asian="12pt" style:font-size-complex="12pt"/>
    </style:style>
    <style:style style:name="P8" style:family="paragraph" style:parent-style-name="Standard" style:list-style-name="L2">
      <style:text-properties style:font-name="monospace" fo:font-size="12pt" fo:font-weight="bold" officeooo:rsid="0018b763" officeooo:paragraph-rsid="0018b763" style:font-size-asian="12pt" style:font-weight-asian="bold" style:font-size-complex="12pt" style:font-weight-complex="bold"/>
    </style:style>
    <style:style style:name="P9" style:family="paragraph" style:parent-style-name="Standard" style:list-style-name="L5">
      <style:text-properties style:font-name="monospace" fo:font-size="12pt" fo:font-weight="bold" officeooo:rsid="0018b763" officeooo:paragraph-rsid="001a467d" style:font-size-asian="12pt" style:font-weight-asian="bold" style:font-size-complex="12pt" style:font-weight-complex="bold"/>
    </style:style>
    <style:style style:name="P10" style:family="paragraph" style:parent-style-name="Standard" style:list-style-name="L7">
      <style:text-properties style:font-name="monospace" fo:font-size="12pt" fo:font-weight="bold" officeooo:rsid="0018b763" officeooo:paragraph-rsid="0018b763" style:font-size-asian="12pt" style:font-weight-asian="bold" style:font-size-complex="12pt" style:font-weight-complex="bold"/>
    </style:style>
    <style:style style:name="P11" style:family="paragraph" style:parent-style-name="Standard" style:list-style-name="L3">
      <style:text-properties style:font-name="monospace" fo:font-size="12pt" fo:font-weight="normal" officeooo:rsid="0018b763" officeooo:paragraph-rsid="0018b763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text-properties style:font-name="monospace" fo:font-size="12pt" fo:font-weight="normal" officeooo:rsid="0018b763" officeooo:paragraph-rsid="0018b763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text-properties style:font-name="monospace" fo:font-size="12pt" fo:font-weight="normal" officeooo:rsid="0018b763" officeooo:paragraph-rsid="0018b763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7ee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CUMENT INFO</text:p>
      <text:p text:style-name="P1"/>
      <text:p text:style-name="P1"/>
      <text:p text:style-name="P2">Document:</text:p>
      <text:list xml:id="list1611807998" text:style-name="L1">
        <text:list-item>
          <text:p text:style-name="P7"><text:span text:style-name="T1">Page size: </text:span>A4</text:p>
        </text:list-item>
        <text:list-item>
          <text:p text:style-name="P7"><text:span text:style-name="T1">PDF version: </text:span>1.3</text:p>
        </text:list-item>
      </text:list>
      <text:p text:style-name="P5"/>
      <text:p text:style-name="P2">Image:</text:p>
      <text:list xml:id="list3300512156" text:style-name="L2">
        <text:list-item>
          <text:p text:style-name="P8">Original type:<text:span text:style-name="T2"> </text:span><text:span text:style-name="T3">jpg</text:span></text:p>
        </text:list-item>
      </text:list>
      <text:list xml:id="list3985190129" text:style-name="L3">
        <text:list-item>
          <text:p text:style-name="P11"><text:span text:style-name="T1">Compressed type: </text:span>jpeg</text:p>
        </text:list-item>
      </text:list>
      <text:list xml:id="list4178389281" text:style-name="L4">
        <text:list-item>
          <text:p text:style-name="P12"><text:span text:style-name="T1">Width: </text:span>3036</text:p>
        </text:list-item>
        <text:list-item>
          <text:p text:style-name="P12"><text:span text:style-name="T1">Height: </text:span>4048</text:p>
        </text:list-item>
      </text:list>
      <text:p text:style-name="P4"/>
      <text:p text:style-name="P3">Image compression:</text:p>
      <text:list xml:id="list2911135923" text:style-name="L5">
        <text:list-item>
          <text:p text:style-name="P9">Software: <text:span text:style-name="T2">ffmpeg n4.3.1</text:span></text:p>
        </text:list-item>
        <text:list-item>
          <text:p text:style-name="P9">Commandline parameters: <text:span text:style-name="T2">none</text:span></text:p>
        </text:list-item>
      </text:list>
      <text:p text:style-name="P4"/>
      <text:p text:style-name="P2">Camera:</text:p>
      <text:list xml:id="list4188243238" text:style-name="L6">
        <text:list-item>
          <text:p text:style-name="P13"><text:span text:style-name="T1">Model:</text:span> Google Pixel XL</text:p>
        </text:list-item>
        <text:list-item>
          <text:p text:style-name="P13"><text:span text:style-name="T1">Exposure Program: </text:span>Auto</text:p>
        </text:list-item>
        <text:list-item>
          <text:p text:style-name="P13"><text:span text:style-name="T1">Exposure time: </text:span>1/33s</text:p>
        </text:list-item>
        <text:list-item>
          <text:p text:style-name="P13"><text:span text:style-name="T1">Aperture value: </text:span>F2</text:p>
        </text:list-item>
        <text:list-item>
          <text:p text:style-name="P13"><text:span text:style-name="T1">ISO Speed Rating: </text:span>814</text:p>
        </text:list-item>
        <text:list-item>
          <text:p text:style-name="P13"><text:span text:style-name="T1">Flash fired: </text:span>No</text:p>
        </text:list-item>
        <text:list-item>
          <text:p text:style-name="P13"><text:span text:style-name="T1">Metering mode: </text:span>Unknown</text:p>
        </text:list-item>
        <text:list-item>
          <text:p text:style-name="P13"><text:span text:style-name="T1">Focal length: </text:span>4.7 mm</text:p>
        </text:list-item>
      </text:list>
      <text:p text:style-name="P4"/>
      <text:p text:style-name="P4"><text:span text:style-name="T1">Created by:</text:span> img2pdf 0.4.0</text:p>
      <text:list xml:id="list4246655598" text:style-name="L7">
        <text:list-item>
          <text:p text:style-name="P10">Commandline parameters:<text:span text:style-name="T2"> -S A4</text:span></text:p>
        </text:list-item>
      </text:list>
      <text:p text:style-name="P4"/>
      <text:p text:style-name="P4"/>
      <text:p text:style-name="P4"/>
      <text:p text:style-name="P4"><text:span text:style-name="T1">Last modified:</text:span> Wednesday, October 17, 2020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4T21:47:49.140578349</meta:creation-date>
    <dc:date>2020-10-15T02:38:13.208599696</dc:date>
    <meta:editing-duration>PT2H52M15S</meta:editing-duration>
    <meta:editing-cycles>7</meta:editing-cycles>
    <meta:generator>LibreOffice/7.0.1.2$Linux_X86_64 LibreOffice_project/00$Build-2</meta:generator>
    <meta:document-statistic meta:table-count="0" meta:image-count="0" meta:object-count="0" meta:page-count="1" meta:paragraph-count="24" meta:word-count="87" meta:character-count="468" meta:non-whitespace-character-count="422"/>
  </office:meta>
</office:document-meta>
</file>